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margin-left="0.238cm" fo:margin-right="0cm" fo:text-indent="0cm" style:auto-text-inden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David Lorge Parnas</text:p>
      <text:p text:style-name="Text_20_body">David Lorge Parnas es un pionero canadiense de principios de la ingeniería de software , que desarrolló el concepto de ocultación de información en la programación modular , lo cual es un elemento importante de la programación orientada a objetos en la actualidad. También es conocido por su trabajo de la documentación precisa.</text:p>
      <text:p text:style-name="Text_20_body"/>
      <text:p text:style-name="Heading">Vision de la ingenieria de software.</text:p>
      <text:p text:style-name="Text_20_body">La vision del autor respecto a las IS. es que a diferencia de los desarrolladores de software, estos les fueron ense@ados como hacer su trabajo. </text:p>
      <text:p text:style-name="Text_20_body">Como resultado, estos podrian crear productos en tiempos estimados y cercanos al coste estimado.</text:p>
      <text:p text:style-name="Text_20_body">Para ejercerse, necesitan saber los conceptos basicos de matematicas y ciencias. Necesitan ajustarse a las reglas ya que en caso de no hacerlo, estarian fallando y sus licencias podrian ser quitadas.</text:p>
      <text:p text:style-name="Text_20_body"/>
      <text:p text:style-name="Heading">Como sustenta su vision</text:p>
      <text:p text:style-name="P1">La IS no existe tal como fue ideada. Necesita de la matematica para poder ser entendida, pero no que aspecto de la atematica, y ademas, cuando esta debe ser utiliad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02T21:18:28</meta:creation-date>
    <meta:generator>LibreOffice/3.5$Linux_X86_64 LibreOffice_project/350m1$Build-2</meta:generator>
    <dc:date>2012-09-02T21:25:46</dc:date>
    <meta:editing-duration>PT39S</meta:editing-duration>
    <meta:editing-cycles>2</meta:editing-cycles>
    <meta:document-statistic meta:table-count="0" meta:image-count="0" meta:object-count="0" meta:page-count="1" meta:paragraph-count="8" meta:word-count="166" meta:character-count="1011" meta:non-whitespace-character-count="852"/>
  </office:meta>
</office:document-meta>
</file>